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e24a" officeooo:paragraph-rsid="0001e24a"/>
    </style:style>
    <style:style style:name="P2" style:family="paragraph" style:parent-style-name="Standard">
      <style:text-properties style:text-underline-style="solid" style:text-underline-width="auto" style:text-underline-color="font-color" officeooo:rsid="0001e24a" officeooo:paragraph-rsid="0001e24a"/>
    </style:style>
    <style:style style:name="P3" style:family="paragraph" style:parent-style-name="Standard">
      <style:text-properties style:text-underline-style="solid" style:text-underline-width="auto" style:text-underline-color="font-color" officeooo:rsid="000336d0" officeooo:paragraph-rsid="000336d0"/>
    </style:style>
    <style:style style:name="P4" style:family="paragraph" style:parent-style-name="Standard">
      <style:text-properties fo:font-style="normal" style:text-underline-style="none" fo:font-weight="normal" officeooo:rsid="000336d0" officeooo:paragraph-rsid="000336d0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normal" officeooo:rsid="0003d5fe" officeooo:paragraph-rsid="0003d5fe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03d5fe" officeooo:paragraph-rsid="00058b15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058b15" officeooo:paragraph-rsid="00058b15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091ed2" officeooo:paragraph-rsid="00091ed2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style:text-underline-style="solid" style:text-underline-width="auto" style:text-underline-color="font-color" fo:font-weight="normal" officeooo:rsid="00058b15" officeooo:paragraph-rsid="00058b15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solid" style:text-underline-width="auto" style:text-underline-color="font-color" fo:font-weight="normal" officeooo:rsid="0005b234" officeooo:paragraph-rsid="0005b234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091ed2" officeooo:paragraph-rsid="00091ed2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091ed2" officeooo:paragraph-rsid="00091ed2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168aeb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168aeb"/>
    </style:style>
    <style:style style:name="P15" style:family="paragraph" style:parent-style-name="Standard">
      <style:paragraph-properties fo:text-align="start" style:justify-single-word="false"/>
      <style:text-properties style:text-position="0% 100%" fo:font-style="normal" style:text-underline-style="solid" style:text-underline-width="auto" style:text-underline-color="font-color" fo:font-weight="normal" officeooo:rsid="00091ed2" officeooo:paragraph-rsid="00091ed2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fo:font-style="normal" style:text-underline-style="solid" style:text-underline-width="auto" style:text-underline-color="font-color" fo:font-weight="normal" officeooo:rsid="00091ed2" officeooo:paragraph-rsid="000a71c5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fo:font-style="normal" style:text-underline-style="solid" style:text-underline-width="auto" style:text-underline-color="font-color" fo:font-weight="normal" officeooo:rsid="000d0759" officeooo:paragraph-rsid="000d0759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fo:font-style="normal" style:text-underline-style="solid" style:text-underline-width="auto" style:text-underline-color="font-color" fo:font-weight="normal" officeooo:rsid="000d82c0" officeooo:paragraph-rsid="000d82c0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fo:font-style="normal" style:text-underline-style="solid" style:text-underline-width="auto" style:text-underline-color="font-color" fo:font-weight="normal" officeooo:rsid="000ed003" officeooo:paragraph-rsid="000ed003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position="0% 100%" fo:font-style="normal" style:text-underline-style="solid" style:text-underline-width="auto" style:text-underline-color="font-color" fo:font-weight="normal" officeooo:rsid="000ed003" officeooo:paragraph-rsid="000edc14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officeooo:rsid="000ed003" officeooo:paragraph-rsid="000ed003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officeooo:rsid="000edc14" officeooo:paragraph-rsid="000edc14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position="0% 100%" fo:font-size="10.5pt" fo:font-style="normal" style:text-underline-style="none" fo:font-weight="normal" officeooo:rsid="000edc14" officeooo:paragraph-rsid="000edc14" style:font-size-asian="10.5pt" style:font-style-asian="normal" style:font-weight-asian="normal" style:font-size-complex="10.5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text-position="0% 100%" fo:font-size="12pt" fo:font-style="normal" style:text-underline-style="none" fo:font-weight="normal" officeooo:rsid="000f11b8" officeooo:paragraph-rsid="000f11b8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position="0% 100%" fo:font-size="12pt" fo:font-style="normal" style:text-underline-style="solid" style:text-underline-width="auto" style:text-underline-color="font-color" fo:font-weight="normal" officeooo:rsid="000f11b8" officeooo:paragraph-rsid="000f11b8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position="0% 100%" fo:font-size="12pt" fo:font-style="normal" style:text-underline-style="solid" style:text-underline-width="auto" style:text-underline-color="font-color" fo:font-weight="normal" officeooo:rsid="00104d94" officeooo:paragraph-rsid="00104d94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position="0% 100%" fo:font-size="12pt" fo:font-style="normal" style:text-underline-style="solid" style:text-underline-width="auto" style:text-underline-color="font-color" fo:font-weight="normal" officeooo:rsid="001127b8" officeooo:paragraph-rsid="00104d94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position="0% 100%" fo:font-size="12pt" fo:font-style="normal" style:text-underline-style="solid" style:text-underline-width="auto" style:text-underline-color="font-color" fo:font-weight="normal" officeooo:rsid="001127b8" officeooo:paragraph-rsid="001127b8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position="0% 100%" fo:font-size="12pt" fo:font-style="normal" style:text-underline-style="solid" style:text-underline-width="auto" style:text-underline-color="font-color" fo:font-weight="normal" officeooo:rsid="00123135" officeooo:paragraph-rsid="00123135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position="0% 100%" fo:font-size="12pt" fo:font-style="normal" style:text-underline-style="solid" style:text-underline-width="auto" style:text-underline-color="font-color" fo:font-weight="normal" officeooo:rsid="0013ef5e" officeooo:paragraph-rsid="0013ef5e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position="0% 100%" fo:font-size="12pt" fo:font-style="normal" style:text-underline-style="solid" style:text-underline-width="auto" style:text-underline-color="font-color" fo:font-weight="normal" officeooo:rsid="00141a42" officeooo:paragraph-rsid="00141a42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position="0% 100%" fo:font-size="12pt" fo:font-style="normal" style:text-underline-style="solid" style:text-underline-width="auto" style:text-underline-color="font-color" fo:font-weight="normal" officeooo:rsid="00141e89" officeooo:paragraph-rsid="00141e89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position="0% 100%" fo:font-size="12pt" fo:font-style="normal" style:text-underline-style="solid" style:text-underline-width="auto" style:text-underline-color="font-color" fo:font-weight="normal" officeooo:rsid="00143a76" officeooo:paragraph-rsid="00143a76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position="0% 100%" fo:font-size="12pt" fo:font-style="normal" style:text-underline-style="solid" style:text-underline-width="auto" style:text-underline-color="font-color" fo:font-weight="normal" officeooo:rsid="00158b7e" officeooo:paragraph-rsid="00158b7e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officeooo:rsid="00168aeb" officeooo:paragraph-rsid="00168aeb"/>
    </style:style>
    <style:style style:name="P3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normal" style:text-underline-style="solid" style:text-underline-width="auto" style:text-underline-color="font-color" fo:font-weight="normal" officeooo:rsid="00091ed2" officeooo:paragraph-rsid="0005b234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text-position="0% 100%" fo:font-size="10.5pt" fo:font-style="normal" style:text-underline-style="none" fo:font-weight="normal" officeooo:rsid="000edc14" officeooo:paragraph-rsid="000edc14" style:font-size-asian="10.5pt" style:font-style-asian="normal" style:font-weight-asian="normal" style:font-size-complex="10.5pt" style:font-style-complex="normal" style:font-weight-complex="normal"/>
    </style:style>
    <style:style style:name="P38" style:family="paragraph" style:parent-style-name="Standard">
      <style:paragraph-properties fo:text-align="start" style:justify-single-word="false" fo:break-before="page"/>
      <style:text-properties style:text-position="0% 100%" fo:font-style="normal" style:text-underline-style="solid" style:text-underline-width="auto" style:text-underline-color="font-color" fo:font-weight="normal" officeooo:rsid="000ed003" officeooo:paragraph-rsid="000ed003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 fo:break-before="page"/>
      <style:text-properties style:text-position="0% 100%" fo:font-size="12pt" fo:font-style="normal" style:text-underline-style="solid" style:text-underline-width="auto" style:text-underline-color="font-color" fo:font-weight="normal" officeooo:rsid="00104d94" officeooo:paragraph-rsid="00104d94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 fo:break-before="page"/>
      <style:text-properties style:text-position="0% 100%" fo:font-size="12pt" fo:font-style="normal" style:text-underline-style="solid" style:text-underline-width="auto" style:text-underline-color="font-color" fo:font-weight="normal" officeooo:rsid="0013ef5e" officeooo:paragraph-rsid="0013ef5e" style:font-size-asian="12pt" style:font-style-asian="normal" style:font-weight-asian="normal" style:font-size-complex="12pt" style:font-style-complex="normal" style:font-weight-complex="normal"/>
    </style:style>
    <style:style style:name="P41" style:family="paragraph">
      <loext:graphic-properties draw:fill="none" draw:fill-color="#ffffff"/>
    </style:style>
    <style:style style:name="P42" style:family="paragraph">
      <style:paragraph-properties fo:text-align="center"/>
    </style:style>
    <style:style style:name="P43" style:family="paragraph">
      <loext:graphic-properties draw:fill-color="#ed1c24"/>
      <style:paragraph-properties fo:text-align="center"/>
    </style:style>
    <style:style style:name="P44" style:family="paragraph">
      <loext:graphic-properties draw:fill="none" draw:fill-color="#ffffff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841c2"/>
    </style:style>
    <style:style style:name="T3" style:family="text">
      <style:text-properties style:text-underline-style="none" officeooo:rsid="000c534d"/>
    </style:style>
    <style:style style:name="T4" style:family="text">
      <style:text-properties style:text-underline-style="none" officeooo:rsid="00143a76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058b15"/>
    </style:style>
    <style:style style:name="T9" style:family="text">
      <style:text-properties style:text-position="sub 58%" style:text-underline-style="none"/>
    </style:style>
    <style:style style:name="T10" style:family="text">
      <style:text-properties style:text-position="sub 58%" style:text-underline-style="none" officeooo:rsid="000c534d"/>
    </style:style>
    <style:style style:name="T11" style:family="text">
      <style:text-properties style:text-position="0% 100%"/>
    </style:style>
    <style:style style:name="T12" style:family="text">
      <style:text-properties style:text-position="0% 100%" style:text-underline-style="none"/>
    </style:style>
    <style:style style:name="T13" style:family="text">
      <style:text-properties style:text-position="0% 100%" style:text-underline-style="none" fo:font-weight="bold" style:font-weight-asian="bold" style:font-weight-complex="bold"/>
    </style:style>
    <style:style style:name="T14" style:family="text">
      <style:text-properties style:text-position="0% 100%" style:text-underline-style="none" officeooo:rsid="000ed003"/>
    </style:style>
    <style:style style:name="T15" style:family="text">
      <style:text-properties style:text-position="0% 100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text-position="0% 100%" fo:font-size="12pt" fo:font-style="normal" style:text-underline-style="none" fo:font-weight="normal" officeooo:rsid="00168aeb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text-position="0% 100%" fo:font-size="12pt" fo:font-style="normal" style:text-underline-style="none" fo:font-weight="normal" officeooo:rsid="001855b8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officeooo:rsid="000edc14"/>
    </style:style>
    <style:style style:name="T19" style:family="text">
      <style:text-properties style:font-name="Liberation Serif1" style:text-underline-style="none" officeooo:rsid="000edc14" style:font-name-asian="Liberation Serif1" style:font-name-complex="Liberation Serif1"/>
    </style:style>
    <style:style style:name="T20" style:family="text">
      <style:text-properties style:text-position="-33% 58%"/>
    </style:style>
    <style:style style:name="T21" style:family="text">
      <style:text-properties fo:font-size="7pt" style:font-size-asian="5.40000009536743pt" style:font-size-complex="7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3.7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6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3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ed1c24" draw:fill-color="#ed1c2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ed1c2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color="#000000" draw:fill="none" draw:fill-color="#ffffff" fo:min-height="2.6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2.5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3.6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tyle:run-through="foreground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875cm" fo:min-width="0.875cm" style:run-through="foreground"/>
    </style:style>
    <style:style style:name="gr12" style:family="graphic">
      <style:graphic-properties draw:marker-end="Symmetric_20_Arrow" draw:textarea-horizontal-align="center" draw:textarea-vertical-align="middle" style:run-through="foreground"/>
    </style:style>
    <style:style style:name="gr13" style:family="graphic">
      <style:graphic-properties draw:marker-end="Rounded_20_short_20_Arrow" draw:textarea-horizontal-align="center" draw:textarea-vertical-align="middle" style:run-through="foreground"/>
    </style:style>
    <style:style style:name="gr14" style:family="graphic">
      <style:graphic-properties draw:stroke="none" svg:stroke-color="#000000" draw:fill="none" draw:fill-color="#ffffff" fo:min-height="1.037cm" style:run-through="foreground"/>
    </style:style>
    <style:style style:name="gr15" style:family="graphic">
      <style:graphic-properties draw:stroke="none" svg:stroke-color="#000000" draw:fill="none" draw:fill-color="#ffffff" fo:min-height="2.219cm" style:run-through="foreground"/>
    </style:style>
    <style:style style:name="gr16" style:family="graphic">
      <style:graphic-properties style:run-through="foreground"/>
    </style:style>
    <style:style style:name="gr17" style:family="graphic">
      <style:graphic-properties draw:textarea-horizontal-align="justify" draw:textarea-vertical-align="middle" draw:auto-grow-height="false" fo:min-height="0.734cm" fo:min-width="0.734cm" style:run-through="foreground"/>
    </style:style>
    <style:style style:name="gr18" style:family="graphic">
      <style:graphic-properties draw:textarea-horizontal-align="center" draw:textarea-vertical-align="middle" style:run-through="foreground"/>
    </style:style>
    <style:style style:name="gr19" style:family="graphic">
      <style:graphic-properties draw:textarea-horizontal-align="justify" draw:textarea-vertical-align="middle" draw:auto-grow-height="false" fo:min-height="0.827cm" fo:min-width="0.8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color="#f5822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marker-end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color="#000000" draw:fill="none" draw:fill-color="#ffffff" fo:min-height="0.3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textarea-horizontal-align="justify" draw:textarea-vertical-align="middle" draw:auto-grow-height="false" fo:min-height="0.818cm" fo:min-width="0.7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M6</text:p>
      <text:p text:style-name="P1"/>
      <text:p text:style-name="P2">Données réparties :</text:p>
      <text:p text:style-name="P2"><text:span text:style-name="T1"/></text:p>
      <text:p text:style-name="P2"><text:span text:style-name="T1">On considère une base de données répartie sur différents sites.</text:span></text:p>
      <text:p text:style-name="P2"><text:span text:style-name="T1">(ie la base et les relations qui la compose ne sont plus physiquement stockées sur le même serveur)</text:span></text:p>
      <text:p text:style-name="P2"><text:span text:style-name="T1"/></text:p>
      <text:p text:style-name="P2"><text:span text:style-name="T6">Avantages :</text:span><text:span text:style-name="T1"> </text:span></text:p>
      <text:p text:style-name="P2"><text:span text:style-name="T1">→ Augmentation les performances (temps de réponse/calcul sur interrogation de la BDD) </text:span></text:p>
      <text:p text:style-name="P2"><text:span text:style-name="T1">→ Fiabilité / Disponibilité</text:span></text:p>
      <text:p text:style-name="P2"><text:span text:style-name="T1">→ Évolution / Extensibilité</text:span></text:p>
      <text:p text:style-name="P2"><text:span text:style-name="T1">→ Partage</text:span></text:p>
      <text:p text:style-name="P2"><text:span text:style-name="T1">→ Contrôle partagé</text:span></text:p>
      <text:p text:style-name="P2"><text:span text:style-name="T1">→ Hétérogénéité </text:span></text:p>
      <text:p text:style-name="P2"><text:span text:style-name="T1"/></text:p>
      <text:p text:style-name="P2">Inconvénients :</text:p>
      <text:p text:style-name="P2"><text:span text:style-name="T1">→ Mise en œuvre très complexe</text:span></text:p>
      <text:p text:style-name="P2"><text:span text:style-name="T1">→ Problème du contrôle distribué</text:span></text:p>
      <text:p text:style-name="P2"><text:span text:style-name="T1">→ Support de communication ⇒ très lent ! </text:span></text:p>
      <text:p text:style-name="P2"><text:span text:style-name="T1"/></text:p>
      <text:p text:style-name="P3">Architecture :</text:p>
      <text:p text:style-name="P3"><text:span text:style-name="T1">→ Centralisé</text:span></text:p>
      <text:p text:style-name="P3"><text:span text:style-name="T1">→ </text:span><text:span text:style-name="T7">Réparties</text:span></text:p>
      <text:p text:style-name="P3"><text:span text:style-name="T7"/></text:p>
      <text:p text:style-name="P4">Critère primordial : Transparence pour l’utilisateur.</text:p>
      <text:p text:style-name="P4">→ Localisation</text:p>
      <text:p text:style-name="P4">→ Partitionnement</text:p>
      <text:p text:style-name="P4">→ Duplication </text:p>
      <text:p text:style-name="P4"/>
      <text:p text:style-name="P5">Comment "découper" une base de données ?</text:p>
      <text:p text:style-name="P5"><text:tab/>→ Fragmentation</text:p>
      <text:p text:style-name="P5"><text:tab/>→ Schéma de Fragmentation</text:p>
      <text:p text:style-name="P5"><text:tab/>→ Schéma d’allocation</text:p>
      <text:p text:style-name="P5"><text:tab/>→ …</text:p>
      <text:p text:style-name="P5"><text:tab/>→ Duplication</text:p>
      <text:p text:style-name="P5"><text:span text:style-name="T5">Fragmentation :</text:span></text:p>
      <text:p text:style-name="P5">→ Par relation</text:p>
      <text:p text:style-name="P6">→ Fragmentation horizontale (restriction/union)</text:p>
      <text:p text:style-name="P6">→<text:span text:style-name="T8"> Fragmentation verticale (projection/jointure)</text:span></text:p>
      <text:p text:style-name="P6">→<text:span text:style-name="T8"> Mixte</text:span> </text:p>
      <text:p text:style-name="P6"/>
      <text:p text:style-name="P7">On peut avoir une <text:span text:style-name="T7">Fragmentation dynamique</text:span> et une <text:span text:style-name="T7">Allocation dynamique</text:span></text:p>
      <text:p text:style-name="P7"/>
      <text:p text:style-name="P9">Gestion de la concurrence :</text:p>
      <text:p text:style-name="P9"><text:span text:style-name="T1">Définition : </text:span></text:p>
      <text:p text:style-name="P9"><text:span text:style-name="T1"><text:tab/>Une transaction est une unité de traitement séquentielle </text:span>cohérente et fiable<text:span text:style-name="T1">, constitué d’une</text:span></text:p>
      <text:p text:style-name="P9"><text:span text:style-name="T1"><text:tab/>suite d’opérations à réaliser sur la base de donnée appliquée à une base de donnée </text:span></text:p>
      <text:p text:style-name="P9"><text:span text:style-name="T1"><text:tab/></text:span>cohérente<text:span text:style-name="T1">, une transaction </text:span>restitue<text:span text:style-name="T1"> une base de données qui reste </text:span>cohérente<text:span text:style-name="T1">.</text:span></text:p>
      <text:p text:style-name="P9"><text:span text:style-name="T1"/></text:p>
      <text:p text:style-name="P10"/>
      <text:p text:style-name="P10"/>
      <text:p text:style-name="P10"/>
      <text:p text:style-name="P10"><text:soft-page-break/>Propriété des transactions :</text:p>
      <text:p text:style-name="P10">Atomicité :<text:span text:style-name="T1"> <text:tab/></text:span><text:span text:style-name="T2">T</text:span><text:span text:style-name="T1">outes les opérations de la transaction sont réalisées ou aucune d’entre elles.</text:span></text:p>
      <text:p text:style-name="P10">Cohérence :<text:span text:style-name="T1"> <text:tab/>Les transactions doivent préserver la cohérence de la BDD.</text:span></text:p>
      <text:p text:style-name="P10">Isolation :<text:span text:style-name="T1"> <text:tab/>Les MaJ effectuées par la transaction ne sont visible qu’une vois celle ci validée.</text:span></text:p>
      <text:p text:style-name="P10">Durabilité :<text:span text:style-name="T1"><text:tab/>Les MaJ sont définitives.</text:span></text:p>
      <text:p text:style-name="P36"><text:span text:style-name="T1"/></text:p>
      <text:p text:style-name="P11"><text:span text:style-name="T1"/></text:p>
      <text:p text:style-name="P11"><text:span text:style-name="T1">Soit 2 transactions T</text:span><text:span text:style-name="T9">1</text:span><text:span text:style-name="T12"> et T</text:span><text:span text:style-name="T9">2</text:span></text:p>
      <text:p text:style-name="P11"><text:span text:style-name="T12">T</text:span><text:span text:style-name="T9">1</text:span><text:span text:style-name="T12"> : <text:tab/>x ← Lire(X)<text:tab/><text:tab/></text:span><text:span text:style-name="T14">t11</text:span></text:p>
      <text:p text:style-name="P11"><text:span text:style-name="T12"><text:tab/>x ← x+10<text:tab/><text:tab/></text:span><text:span text:style-name="T14">t12</text:span></text:p>
      <text:p text:style-name="P11"><text:span text:style-name="T12"><text:tab/>Écrire(X,x)<text:tab/><text:tab/></text:span><text:span text:style-name="T14">t13</text:span></text:p>
      <text:p text:style-name="P11"><text:span text:style-name="T12">T</text:span><text:span text:style-name="T9">2</text:span><text:span text:style-name="T12"> :<text:tab/>y ← Lire(X)<text:tab/><text:tab/></text:span><text:span text:style-name="T14">t21</text:span></text:p>
      <text:p text:style-name="P11"><text:span text:style-name="T12"><text:tab/>y ← y+20<text:tab/><text:tab/></text:span><text:span text:style-name="T14">t22</text:span></text:p>
      <text:p text:style-name="P11"><text:span text:style-name="T12"><text:tab/>Écrire(X,y)<text:tab/><text:tab/></text:span><text:span text:style-name="T14">t23</text:span></text:p>
      <text:p text:style-name="P11"><text:span text:style-name="T12"/></text:p>
      <text:p text:style-name="P11"><text:span text:style-name="T12">Exécuter T</text:span><text:span text:style-name="T9">1</text:span><text:span text:style-name="T12"> et T</text:span><text:span text:style-name="T9">2</text:span><text:span text:style-name="T12"> de manière concurrente</text:span></text:p>
      <text:p text:style-name="P11"><text:span text:style-name="T12">X est une donnée partagée.</text:span></text:p>
      <text:p text:style-name="P11"><text:span text:style-name="T12">Au départ X=0.</text:span></text:p>
      <text:p text:style-name="P11"><text:span text:style-name="T12"/></text:p>
      <text:p text:style-name="P8"><text:span text:style-name="T11">cas 1 :</text:span></text:p>
      <text:p text:style-name="P11"><text:span text:style-name="T12"><text:tab/>Exécute T</text:span><text:span text:style-name="T9">1</text:span><text:span text:style-name="T12"> puis T</text:span><text:span text:style-name="T9">2</text:span></text:p>
      <text:p text:style-name="P11"><text:span text:style-name="T12"><text:tab/>X = 30</text:span></text:p>
      <text:p text:style-name="P11"><text:span text:style-name="T12"/></text:p>
      <text:p text:style-name="P12"><text:span text:style-name="T12">cas 2 :</text:span></text:p>
      <text:p text:style-name="P11"><text:span text:style-name="T12"><text:tab/>Exécute T</text:span><text:span text:style-name="T9">2</text:span><text:span text:style-name="T12"> puis T</text:span><text:span text:style-name="T9">1</text:span></text:p>
      <text:p text:style-name="P11"><text:span text:style-name="T12"><text:tab/>X = 30</text:span></text:p>
      <text:p text:style-name="P11"><text:span text:style-name="T12"/></text:p>
      <text:p text:style-name="P11"><text:span text:style-name="T13">cas 3 :</text:span></text:p>
      <text:p text:style-name="P11"><text:span text:style-name="T12"><text:tab/>T</text:span><text:span text:style-name="T9">11</text:span><text:span text:style-name="T12"> T</text:span><text:span text:style-name="T9">12 </text:span><text:span text:style-name="T12">T</text:span><text:span text:style-name="T9">21</text:span><text:span text:style-name="T12"> T</text:span><text:span text:style-name="T9">22</text:span><text:span text:style-name="T12"> T</text:span><text:span text:style-name="T9">13</text:span><text:span text:style-name="T12"> T</text:span><text:span text:style-name="T9">23</text:span></text:p>
      <text:p text:style-name="P11"><text:span text:style-name="T12"><text:tab/>X = 20</text:span></text:p>
      <text:p text:style-name="P11"><text:span text:style-name="T12"/></text:p>
      <text:p text:style-name="P11"><text:span text:style-name="T12"><text:tab/>T</text:span><text:span text:style-name="T9">21</text:span><text:span text:style-name="T12"> T</text:span><text:span text:style-name="T9">22 </text:span><text:span text:style-name="T12">T</text:span><text:span text:style-name="T9">11</text:span><text:span text:style-name="T12"> T</text:span><text:span text:style-name="T9">23</text:span><text:span text:style-name="T12"> T</text:span><text:span text:style-name="T9">12</text:span><text:span text:style-name="T12"> T</text:span><text:span text:style-name="T9">13</text:span></text:p>
      <text:p text:style-name="P15"><text:span text:style-name="T1"><text:tab/>X = 10</text:span></text:p>
      <text:p text:style-name="P15"><text:span text:style-name="T1"/></text:p>
      <text:p text:style-name="P16"><text:span text:style-name="T1">Création d’incohérence :</text:span></text:p>
      <text:p text:style-name="P16"><draw:frame text:anchor-type="paragraph" draw:z-index="0" draw:name="Forme2" draw:style-name="gr1" draw:text-style-name="P41" svg:width="2.05cm" svg:height="3.749cm" svg:x="4.895cm" svg:y="0.064cm"><draw:text-box><text:p>T<text:span text:style-name="T20">1</text:span></text:p><text:p><text:span text:style-name="T11">x←</text:span><text:span text:style-name="T11">Lire</text:span><text:span text:style-name="T11">(X)</text:span></text:p><text:p><text:span text:style-name="T11">x←</text:span><text:span text:style-name="T11">x+1</text:span></text:p><text:p><text:span text:style-name="T11">Écri</text:span><text:span text:style-name="T11">re(X</text:span><text:span text:style-name="T11">,x)</text:span></text:p><text:p><text:span text:style-name="T11">y←</text:span><text:span text:style-name="T11">Lire</text:span><text:span text:style-name="T11">(Y)</text:span></text:p><text:p><text:span text:style-name="T11">y←</text:span><text:span text:style-name="T11">y+1</text:span></text:p><text:p><text:span text:style-name="T11">Écri</text:span><text:span text:style-name="T11">re(Y,</text:span><text:span text:style-name="T11">y)</text:span></text:p></draw:text-box></draw:frame><draw:frame text:anchor-type="paragraph" draw:z-index="1" draw:name="Forme2" draw:style-name="gr1" draw:text-style-name="P41" svg:width="2.361cm" svg:height="3.749cm" svg:x="11.862cm" svg:y="0.104cm"><draw:text-box><text:p>T<text:span text:style-name="T20">2</text:span></text:p><text:p><text:span text:style-name="T11">x←</text:span><text:span text:style-name="T11">Lire</text:span><text:span text:style-name="T11">(X)</text:span></text:p><text:p><text:span text:style-name="T11">x←</text:span><text:span text:style-name="T11">x*2</text:span></text:p><text:p><text:span text:style-name="T11">Écri</text:span><text:span text:style-name="T11">re(X</text:span><text:span text:style-name="T11">,x)</text:span></text:p><text:p><text:span text:style-name="T11">y←</text:span><text:span text:style-name="T11">Lire</text:span><text:span text:style-name="T11">(Y)</text:span></text:p><text:p><text:span text:style-name="T11">y←</text:span><text:span text:style-name="T11">y*2</text:span></text:p><text:p><text:span text:style-name="T11">Écri</text:span><text:span text:style-name="T11">re(Y,</text:span><text:span text:style-name="T11">y)</text:span></text:p></draw:text-box></draw:frame><draw:path text:anchor-type="paragraph" draw:z-index="2" draw:name="Forme1" draw:style-name="gr2" draw:text-style-name="P42" svg:width="1.557cm" svg:height="1.192cm" draw:transform="rotate (-0.884009266135128) translate (14.4638888891788cm 0.195791666428981cm)" svg:viewBox="0 0 1558 1193" svg:d="M0 0c798 0 1558 1193 1558 1193"><text:p/></draw:path><draw:path text:anchor-type="paragraph" draw:z-index="4" draw:name="Forme4" draw:style-name="gr2" draw:text-style-name="P42" svg:width="1.438cm" svg:height="1.201cm" draw:transform="rotate (-2.2790509372542) translate (5.63154618006704cm 0.99906414451042cm)" svg:viewBox="0 0 1439 1202" svg:d="M0 1202c1424 0 1439-1202 1439-1202"><text:p/></draw:path><draw:path text:anchor-type="paragraph" draw:z-index="8" draw:name="Forme8" draw:style-name="gr5" draw:text-style-name="P43" svg:width="3.142cm" svg:height="1.743cm" draw:transform="rotate (-1.05190994017698) translate (7.16491667656479cm 0.128763883236226cm)" svg:viewBox="0 0 3143 1744" svg:d="M0 0c2312 0 3143 1744 3143 1744"><text:p/></draw:path><draw:path text:anchor-type="paragraph" draw:z-index="9" draw:name="Forme9" draw:style-name="gr6" draw:text-style-name="P42" svg:width="2.889cm" svg:height="1.783cm" draw:transform="rotate (-2.14343885437424) translate (13.1847675009577cm 1.16220389920582cm)" svg:viewBox="0 0 2890 1784" svg:d="M0 1784c1914 0 2890-1784 2890-1784"><text:p/></draw:path><text:span text:style-name="T10"/></text:p>
      <text:p text:style-name="P16"><draw:frame text:anchor-type="paragraph" draw:z-index="6" draw:name="Forme6" draw:style-name="gr3" draw:text-style-name="P41" svg:width="1.08cm" svg:height="0.639cm" svg:x="3.328cm" svg:y="0.305cm"><draw:text-box><text:p>T11</text:p></draw:text-box></draw:frame><draw:frame text:anchor-type="paragraph" draw:z-index="10" draw:name="Forme6" draw:style-name="gr3" draw:text-style-name="P41" svg:width="1.08cm" svg:height="0.639cm" svg:x="14.838cm" svg:y="0.15cm"><draw:text-box><text:p>T21</text:p></draw:text-box></draw:frame><text:span text:style-name="T10"/></text:p>
      <text:p text:style-name="P16"><text:span text:style-name="T10"/></text:p>
      <text:p text:style-name="P16"><text:span text:style-name="T10"/></text:p>
      <text:p text:style-name="P16"><draw:path text:anchor-type="paragraph" draw:z-index="3" draw:name="Forme3" draw:style-name="gr2" draw:text-style-name="P42" svg:width="1.012cm" svg:height="0.887cm" draw:transform="rotate (-0.785398163397448) translate (14.5520833333333cm 0.365125cm)" svg:viewBox="0 0 1013 888" svg:d="M0 0c811 0 1013 888 1013 888"><text:p/></draw:path><draw:path text:anchor-type="paragraph" draw:z-index="5" draw:name="Forme5" draw:style-name="gr2" draw:text-style-name="P42" svg:width="1.005cm" svg:height="0.906cm" draw:transform="rotate (-2.18969007955209) translate (5.3462142893571cm 0.868494777545938cm)" svg:viewBox="0 0 1006 907" svg:d="M0 907c949 0 1006-907 1006-907"><text:p/></draw:path><text:span text:style-name="T10"/></text:p>
      <text:p text:style-name="P16"><draw:frame text:anchor-type="paragraph" draw:z-index="7" draw:name="Forme7" draw:style-name="gr4" draw:text-style-name="P41" svg:width="0.883cm" svg:height="0.489cm" svg:x="3.515cm" svg:y="0.296cm"><draw:text-box><text:p>T12</text:p></draw:text-box></draw:frame><draw:frame text:anchor-type="paragraph" draw:z-index="11" draw:name="Forme6" draw:style-name="gr3" draw:text-style-name="P41" svg:width="1.08cm" svg:height="0.639cm" svg:x="14.926cm" svg:y="0.277cm"><draw:text-box><text:p>T22</text:p></draw:text-box></draw:frame><text:span text:style-name="T10"/></text:p>
      <text:p text:style-name="P16"><text:span text:style-name="T10"/></text:p>
      <text:p text:style-name="P16"><text:span text:style-name="T10"/></text:p>
      <text:p text:style-name="P17"><text:span text:style-name="T3">X </text:span><text:span text:style-name="T1">et Y variables partagées | contrainte : X=Y | Au départ X=Y=0</text:span></text:p>
      <text:p text:style-name="P17"><text:span text:style-name="T1"/></text:p>
      <text:p text:style-name="P18"><text:span text:style-name="T1">T1 puis T2 ⇒ X=Y=2</text:span></text:p>
      <text:p text:style-name="P18"><text:span text:style-name="T1">T2 puis T1 ⇒ X=Y=1</text:span></text:p>
      <text:p text:style-name="P20"><text:span text:style-name="T1">T11 T21 T22 T12 <text:tab/>⇒ X=2 &amp; Y=1<text:tab/><text:tab/>X</text:span><text:span text:style-name="T19">≠</text:span><text:span text:style-name="T1">Y </text:span></text:p>
      <text:p text:style-name="P20"><text:span text:style-name="T1">T21 T11 T12 T22T <text:tab/>⇒ X=1 &amp; Y=2<text:tab/><text:tab/>X</text:span><text:span text:style-name="T19">≠</text:span><text:span text:style-name="T1">Y</text:span></text:p>
      <text:p text:style-name="P38"><draw:frame text:anchor-type="paragraph" draw:z-index="12" draw:name="Forme2" draw:style-name="gr7" draw:text-style-name="P41" svg:width="2.05cm" svg:height="2.622cm" svg:x="1.258cm" svg:y="0.185cm"><draw:text-box><text:p>T<text:span text:style-name="T20">1</text:span></text:p><text:p><text:span text:style-name="T11">x←</text:span><text:span text:style-name="T11">Lire</text:span><text:span text:style-name="T11">(X)</text:span></text:p><text:p><text:span text:style-name="T11">Affi</text:span><text:span text:style-name="T11">cher</text:span><text:span text:style-name="T11">(x)</text:span></text:p><text:p><text:span text:style-name="T11">X←</text:span><text:span text:style-name="T11">Lire</text:span><text:span text:style-name="T11">(X)</text:span></text:p><text:p><text:span text:style-name="T11">Affi</text:span><text:span text:style-name="T11">cher</text:span><text:span text:style-name="T11">(x)</text:span></text:p></draw:text-box></draw:frame><draw:frame text:anchor-type="paragraph" draw:z-index="13" draw:name="Forme2" draw:style-name="gr7" draw:text-style-name="P41" svg:width="2.05cm" svg:height="2.622cm" svg:x="5.006cm" svg:y="0.252cm"><draw:text-box><text:p>T<text:span text:style-name="T20">2</text:span></text:p><text:p><text:span text:style-name="T11">x←</text:span><text:span text:style-name="T11">Lire</text:span><text:span text:style-name="T11">(X)</text:span></text:p><text:p><text:span text:style-name="T11">x←</text:span><text:span text:style-name="T11">x+1</text:span></text:p><text:p><text:span text:style-name="T11">Écri</text:span><text:span text:style-name="T11">re(X</text:span><text:span text:style-name="T11">,x)</text:span></text:p></draw:text-box></draw:frame><draw:frame text:anchor-type="paragraph" draw:z-index="14" draw:name="Forme10" draw:style-name="gr8" draw:text-style-name="P44" svg:width="0.706cm" svg:height="2.514cm" svg:x="0.441cm" svg:y="0.515cm"><draw:text-box><text:p text:style-name="P42"/><text:p text:style-name="P42">T11</text:p><text:p text:style-name="P42"/><text:p text:style-name="P42">T12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21">X = 0</text:p>
      <text:p text:style-name="P21">T11 T2 T12<text:tab/>Aff. 0</text:p>
      <text:p text:style-name="P21"><text:tab/>Lecture non Reproductible </text:p>
      <text:p text:style-name="P21"/>
      <text:p text:style-name="P21">Gestion des transactions</text:p>
      <text:p text:style-name="P21"><text:tab/>Gestionnaires de transactions</text:p>
      <text:p text:style-name="P21"><text:tab/><text:tab/>Réaliser les exécutions des opérations des transactions</text:p>
      <text:p text:style-name="P21"/>
      <text:p text:style-name="P21"><text:tab/>Ordonnanceur</text:p>
      <text:p text:style-name="P21"><text:tab/><text:tab/>Contrôler <text:span text:style-name="T18">l’ordre des opérations des transactions</text:span></text:p>
      <text:p text:style-name="P21"/>
      <text:p text:style-name="P22">Architecture </text:p>
      <text:p text:style-name="P22"/>
      <text:p text:style-name="P23">Transactions =&gt; Gestionnaire de Transactions &lt;=&gt; Ordonnanceur &lt;=&gt; Gestionnaire des données =&gt; Données</text:p>
      <text:p text:style-name="P37"/>
      <text:p text:style-name="P24">Sériabilisité </text:p>
      <text:p text:style-name="P24"/>
      <text:p text:style-name="P25">Définition :</text:p>
      <text:p text:style-name="P25"><text:span text:style-name="T1"><text:tab/>Une exécution d’un ensemble de transactions est dite sérialisable si elle donne pour chaque</text:span></text:p>
      <text:p text:style-name="P25"><text:span text:style-name="T1"><text:tab/>transaction participante, le même résultat que l’exécution en série de ces transactions.</text:span></text:p>
      <text:p text:style-name="P25"><text:span text:style-name="T1"/></text:p>
      <text:p text:style-name="P25"><text:span text:style-name="T1">Conflits d’opérations</text:span></text:p>
      <text:p text:style-name="P25"><text:span text:style-name="T1"><text:tab/>Conflit</text:span></text:p>
      <text:p text:style-name="P25"><text:span text:style-name="T1"><text:tab/><text:tab/>Lecture / Écriture</text:span></text:p>
      <text:p text:style-name="P25"><text:span text:style-name="T1"><text:tab/><text:tab/>Écriture / Écriture</text:span></text:p>
      <text:p text:style-name="P26"><text:span text:style-name="T1">Il faut donc connaître l’ordonnancement des opérations de lecture et d’écriture sur une donnée.</text:span></text:p>
      <text:p text:style-name="P26"><text:span text:style-name="T1"/></text:p>
      <text:p text:style-name="P26"><text:span text:style-name="T1">Graphe de précedance :</text:span></text:p>
      <text:p text:style-name="P26"><text:span text:style-name="T1"/></text:p>
      <text:p text:style-name="P26"><text:span text:style-name="T1">G = (E)<text:tab/>v : ensemble de travaux et E un ensemble d’arc : Les relations de précédance par</text:span></text:p>
      <text:p text:style-name="P26"><text:span text:style-name="T1"><text:tab/><text:tab/>rapport à une donnée. Un arc de T</text:span><text:span text:style-name="T9">i</text:span><text:span text:style-name="T1"> à T</text:span><text:span text:style-name="T9">j</text:span><text:span text:style-name="T1"> avec un label X indique que T</text:span><text:span text:style-name="T9">i</text:span><text:span text:style-name="T1"> accède à la</text:span></text:p>
      <text:p text:style-name="P26"><text:span text:style-name="T1"><text:tab/><text:tab/>donnée avant T</text:span><text:span text:style-name="T9">j</text:span></text:p>
      <text:p text:style-name="P26"><text:span text:style-name="T1"/></text:p>
      <text:p text:style-name="P26"><text:span text:style-name="T1">Un graphe de précédance sans cycle caractérise une exécution sérialisable.</text:span></text:p>
      <text:p text:style-name="P26"><text:span text:style-name="T1"/></text:p>
      <text:p text:style-name="P26"><text:span text:style-name="T1">Exemple </text:span></text:p>
      <text:p text:style-name="P26"><draw:frame text:anchor-type="paragraph" draw:z-index="15" draw:name="Forme11" draw:style-name="gr9" draw:text-style-name="P41" svg:width="3.021cm" svg:height="3.64cm" svg:x="1.191cm" svg:y="0.101cm"><draw:text-box><text:p>T<text:span text:style-name="T20">1</text:span><text:span text:style-name="T11"><text:tab/></text:span><text:span text:style-name="T11">Lire</text:span><text:span text:style-name="T11">(A)</text:span></text:p><text:p><text:span text:style-name="T11">T</text:span><text:span text:style-name="T20">2</text:span><text:span text:style-name="T11"><text:tab/></text:span><text:span text:style-name="T11">Écri</text:span><text:span text:style-name="T11">re(A</text:span><text:span text:style-name="T11">)</text:span></text:p><text:p><text:span text:style-name="T11">T</text:span><text:span text:style-name="T20">2</text:span><text:span text:style-name="T11"><text:tab/></text:span><text:span text:style-name="T11"><text:tab/></text:span><text:span text:style-name="T11">Lire</text:span><text:span text:style-name="T11">(B)</text:span></text:p><text:p><text:span text:style-name="T11">T</text:span><text:span text:style-name="T20">2</text:span><text:span text:style-name="T11"><text:tab/></text:span><text:span text:style-name="T11">Écri</text:span><text:span text:style-name="T11">re(B</text:span><text:span text:style-name="T11">)</text:span></text:p><text:p><text:span text:style-name="T11">T</text:span><text:span text:style-name="T20">3</text:span><text:span text:style-name="T11"><text:tab/></text:span><text:span text:style-name="T11">Lire</text:span><text:span text:style-name="T11">(A)</text:span></text:p><text:p><text:span text:style-name="T11">T</text:span><text:span text:style-name="T20">1</text:span><text:span text:style-name="T11"><text:tab/></text:span><text:span text:style-name="T11">Écri</text:span><text:span text:style-name="T11">re(B</text:span><text:span text:style-name="T11">)</text:span></text:p></draw:text-box></draw:frame><text:span text:style-name="T1"><text:tab/><text:tab/><text:tab/><text:tab/><text:tab/>Que peut faire l’ordonnanceur lorsqu’il reçoit une opérations<text:tab/><text:tab/><text:tab/><text:tab/><text:tab/>d’une transaction, il peut : </text:span></text:p>
      <text:p text:style-name="P26"><text:span text:style-name="T1"><text:tab/><text:tab/><text:tab/><text:tab/><text:tab/><text:tab/>- L’exécuter</text:span></text:p>
      <text:p text:style-name="P26"><text:span text:style-name="T1"><text:tab/><text:tab/><text:tab/><text:tab/><text:tab/><text:tab/>- La rejeter</text:span></text:p>
      <text:p text:style-name="P26"><text:span text:style-name="T1"><text:tab/><text:tab/><text:tab/><text:tab/><text:tab/><text:tab/>- La mettre en attente</text:span></text:p>
      <text:p text:style-name="P26"><text:span text:style-name="T1"/></text:p>
      <text:p text:style-name="P39"><draw:g text:anchor-type="paragraph" draw:z-index="16" draw:style-name="gr10"><draw:custom-shape draw:name="Forme12" draw:style-name="gr11" draw:text-style-name="P42" svg:width="1.235cm" svg:height="1.235cm" svg:x="3.618cm" svg:y="1.113cm"><text:p text:style-name="P42">T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2" draw:style-name="gr11" draw:text-style-name="P42" svg:width="1.235cm" svg:height="1.235cm" svg:x="8.448cm" svg:y="0.759cm"><text:p text:style-name="P42">T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2" draw:style-name="gr11" draw:text-style-name="P42" svg:width="1.235cm" svg:height="1.235cm" svg:x="6.087cm" svg:y="3.558cm"><text:p text:style-name="P42">T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name="Forme13" draw:style-name="gr12" draw:text-style-name="P42" svg:width="2.72cm" svg:height="2.547cm" draw:transform="rotate (0.770737397680696) translate (4.72016666666666cm 1.222375cm)" svg:viewBox="0 0 2721 2548" svg:d="M0 0c2122 0 2721 2548 2721 2548"><text:p/></draw:path><draw:path draw:name="Forme14" draw:style-name="gr12" draw:text-style-name="P42" svg:width="1.471cm" svg:height="2.039cm" draw:transform="rotate (-1.2611749174911) translate (8.97643055555556cm 1.99319444444444cm)" svg:viewBox="0 0 1472 2040" svg:d="M0 0c1737 0 1455 2040 1455 2040"><text:p/></draw:path><draw:path draw:name="Forme15" draw:style-name="gr13" draw:text-style-name="P42" svg:width="1.733cm" svg:height="1.87cm" draw:transform="rotate (-3.02884438391096) translate (6.08718055555556cm 4.15395833333333cm)" svg:viewBox="0 0 1734 1871" svg:d="M0 0c2352 0 1629 1871 1629 1871"><text:p/></draw:path><draw:path draw:name="Forme16" draw:style-name="gr12" draw:text-style-name="P42" svg:width="3.153cm" svg:height="1.494cm" draw:transform="rotate (-2.63579623636184) translate (8.44726389476486cm 1.88383334394262cm)" svg:viewBox="0 0 3154 1495" svg:d="M0 0c2093 0 3154 1495 3154 1495"><text:p/></draw:path><draw:path draw:name="Forme17" draw:style-name="gr12" draw:text-style-name="P42" svg:width="0.869cm" svg:height="0.572cm" draw:transform="rotate (-0.0303687289847013) translate (6.46288888942113cm 0.913694426924033cm)" svg:viewBox="0 0 870 573" svg:d="M0 0c1456 0 654 510 612 555-43 45-530-7-530-7"><text:p/></draw:path><draw:frame draw:name="Forme18" draw:style-name="gr14" draw:text-style-name="P41" svg:width="0.992cm" svg:height="1.038cm" svg:x="9.065cm" svg:y="3.272cm"><draw:text-box><text:p>A</text:p></draw:text-box></draw:frame><draw:frame draw:name="Forme18" draw:style-name="gr14" draw:text-style-name="P41" svg:width="0.992cm" svg:height="1.038cm" svg:x="6.334cm" svg:y="0.009cm"><draw:text-box><text:p>A</text:p></draw:text-box></draw:frame><draw:frame draw:name="Forme18" draw:style-name="gr14" draw:text-style-name="P41" svg:width="0.992cm" svg:height="1.038cm" svg:x="3.796cm" svg:y="3.801cm"><draw:text-box><text:p>A</text:p></draw:text-box></draw:frame><draw:frame draw:name="Forme18" draw:style-name="gr14" draw:text-style-name="P41" svg:width="0.992cm" svg:height="1.038cm" svg:x="6.331cm" svg:y="2.521cm"><draw:text-box><text:p>B</text:p></draw:text-box></draw:frame></draw:g><text:span text:style-name="T1"><text:tab/></text:span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7"><text:span text:style-name="T1"/></text:p>
      <text:p text:style-name="P28"><text:span text:style-name="T1">Non sérialisable</text:span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draw:g text:anchor-type="paragraph" draw:z-index="17" draw:style-name="gr10"><draw:frame draw:name="Forme11" draw:style-name="gr15" draw:text-style-name="P41" svg:width="3.021cm" svg:height="2.352cm" svg:x="1.191cm" svg:y="0.101cm"><draw:text-box><text:p>T<text:span text:style-name="T20">1</text:span><text:span text:style-name="T11"><text:tab/></text:span><text:span text:style-name="T11">Lire</text:span><text:span text:style-name="T11">(A)</text:span></text:p><text:p><text:span text:style-name="T11">T</text:span><text:span text:style-name="T20">2</text:span><text:span text:style-name="T11"><text:tab/></text:span><text:span text:style-name="T11">Lire</text:span><text:span text:style-name="T11">(B)</text:span></text:p><text:p><text:span text:style-name="T11">T</text:span><text:span text:style-name="T20">1</text:span><text:span text:style-name="T11"><text:tab/></text:span><text:span text:style-name="T11"><text:tab/></text:span><text:span text:style-name="T11">Lire</text:span><text:span text:style-name="T11">(B)</text:span></text:p><text:p><text:span text:style-name="T11">T</text:span><text:span text:style-name="T20">2</text:span><text:span text:style-name="T11"><text:tab/></text:span><text:span text:style-name="T11">Lire</text:span><text:span text:style-name="T11">(A)</text:span></text:p></draw:text-box></draw:frame><draw:g draw:style-name="gr16"><draw:custom-shape draw:name="Forme12" draw:style-name="gr17" draw:text-style-name="P42" svg:width="1.038cm" svg:height="1.038cm" svg:x="5.269cm" svg:y="1.085cm"><text:p text:style-name="P42">T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2" draw:style-name="gr17" draw:text-style-name="P42" svg:width="1.038cm" svg:height="1.038cm" svg:x="8.268cm" svg:y="1.085cm"><text:p text:style-name="P42">T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name="Forme13" draw:style-name="gr18" draw:text-style-name="P42" svg:width="1.715cm" svg:height="1.995cm" draw:transform="rotate (0.889245253891111) translate (6.01938888430886cm 1.0847916629512cm)" svg:viewBox="0 0 1716 1996" svg:d="M0 0c1960 0 1706 1996 1706 1996"><text:p/></draw:path><draw:path draw:name="Forme14" draw:style-name="gr18" draw:text-style-name="P42" svg:width="2.373cm" svg:height="1.264cm" draw:transform="rotate (-2.63562170343664) translate (8.79651389398165cm 2.23231945363581cm)" svg:viewBox="0 0 2374 1265" svg:d="M0 0c1638 0 2374 1265 2374 1265"><text:p/></draw:path><draw:path draw:name="Forme17" draw:style-name="gr12" draw:text-style-name="P42" svg:width="0.869cm" svg:height="0.572cm" draw:transform="rotate (-0.0303687289847013) translate (6.94543055608779cm 1.52147220470181cm)" svg:viewBox="0 0 870 573" svg:d="M0 0c1456 0 654 510 612 555-43 45-530-7-530-7"><text:p/></draw:path><draw:frame draw:name="Forme18" draw:style-name="gr14" draw:text-style-name="P41" svg:width="0.992cm" svg:height="1.038cm" svg:x="7.167cm" svg:y="-0.303cm"><draw:text-box><text:p>A</text:p></draw:text-box></draw:frame><draw:frame draw:name="Forme18" draw:style-name="gr14" draw:text-style-name="P41" svg:width="0.992cm" svg:height="1.038cm" svg:x="7.232cm" svg:y="2.597cm"><draw:text-box><text:p>B</text:p></draw:text-box></draw:frame></draw:g></draw:g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9"/>
      <text:p text:style-name="P29">Verrouillage</text:p>
      <text:p text:style-name="P29"><text:span text:style-name="T1">Afin d’ordonner les opérations des transactions il est possible d’utiliser des verrous sur les données.</text:span></text:p>
      <text:p text:style-name="P29"><text:span text:style-name="T1">2 types de verrous : Lecture &amp; Écriture</text:span></text:p>
      <text:p text:style-name="P29"><text:span text:style-name="T1">Un verrou en Écriture est</text:span></text:p>
      <text:p text:style-name="P29"><text:span text:style-name="T1"/></text:p>
      <text:p text:style-name="P29"><text:span text:style-name="T1">Soit l’exécution suivante : </text:span></text:p>
      <text:p text:style-name="P29"><draw:line text:anchor-type="paragraph" draw:z-index="21" draw:name="Forme13" draw:style-name="gr20" draw:text-style-name="P42" svg:x1="2.447cm" svg:y1="0.245cm" svg:x2="2.735cm" svg:y2="0.245cm"><text:p/></draw:line><draw:line text:anchor-type="paragraph" draw:z-index="22" draw:name="Forme14" draw:style-name="gr20" draw:text-style-name="P42" svg:x1="2.734cm" svg:y1="0.245cm" svg:x2="2.734cm" svg:y2="2.714cm"><text:p/></draw:line><draw:frame text:anchor-type="paragraph" draw:z-index="48" draw:name="Forme40" draw:style-name="gr22" draw:text-style-name="P41" svg:width="0.835cm" svg:height="0.489cm" svg:x="10.606cm" svg:y="0.123cm"><draw:text-box><text:p>X</text:p></draw:text-box></draw:frame><text:span text:style-name="T1">T1 lock(X,E)</text:span></text:p>
      <text:p text:style-name="P29"><draw:line text:anchor-type="paragraph" draw:z-index="30" draw:name="Forme22" draw:style-name="gr2" draw:text-style-name="P42" svg:x1="2.402cm" svg:y1="0.243cm" svg:x2="3.263cm" svg:y2="0.222cm"><text:p/></draw:line><draw:line text:anchor-type="paragraph" draw:z-index="31" draw:name="Forme23" draw:style-name="gr2" draw:text-style-name="P42" svg:x1="3.416cm" svg:y1="0.199cm" svg:x2="3.284cm" svg:y2="1.301cm"><text:p/></draw:line><draw:path text:anchor-type="paragraph" draw:z-index="42" draw:name="Forme34" draw:style-name="gr21" draw:text-style-name="P42" svg:width="5.701cm" svg:height="3.753cm" draw:transform="rotate (0.588175957922089) translate (8.37847222222222cm 1.20297222222222cm)" svg:viewBox="0 0 5702 3754" svg:d="M0 0c3558 0 5702 3754 5702 3754"><text:p/></draw:path><text:span text:style-name="T1">T2 lock(Y,E)</text:span></text:p>
      <text:p text:style-name="P29"><draw:custom-shape text:anchor-type="paragraph" draw:z-index="19" draw:name="Forme12" draw:style-name="gr19" draw:text-style-name="P42" svg:width="1.17cm" svg:height="1.17cm" svg:x="15.348cm" svg:y="0.351cm"><text:p text:style-name="P42">T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6" draw:name="Forme31" draw:style-name="gr6" draw:text-style-name="P42" svg:x1="2.469cm" svg:y1="0.241cm" svg:x2="3.857cm" svg:y2="0.22cm"><text:p/></draw:line><draw:line text:anchor-type="paragraph" draw:z-index="37" draw:name="Forme32" draw:style-name="gr6" draw:text-style-name="P42" svg:x1="3.99cm" svg:y1="0.176cm" svg:x2="3.99cm" svg:y2="2.799cm"><text:p/></draw:line><text:span text:style-name="T1">T2 lock(Z,E)</text:span></text:p>
      <text:p text:style-name="P29"><draw:custom-shape text:anchor-type="paragraph" draw:z-index="18" draw:name="Forme12" draw:style-name="gr19" draw:text-style-name="P42" svg:width="1.17cm" svg:height="1.17cm" svg:x="7.209cm" svg:y="0.019cm"><text:p text:style-name="P42">T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2" draw:name="Forme24" draw:style-name="gr2" draw:text-style-name="P42" svg:x1="3.175cm" svg:y1="0.307cm" svg:x2="2.558cm" svg:y2="0.284cm"><text:p/></draw:line><draw:path text:anchor-type="paragraph" draw:z-index="47" draw:name="Forme39" draw:style-name="gr21" draw:text-style-name="P42" svg:width="0.447cm" svg:height="0.366cm" svg:x="11.441cm" svg:y="0.048cm" svg:viewBox="0 0 448 367" svg:d="M0 0c203 0 448 182 448 182 0 0-81 204-326 183s-20 0-20 0"><text:p/></draw:path><text:span text:style-name="T1">T2 unlock(Y)</text:span></text:p>
      <text:p text:style-name="P29"><draw:line text:anchor-type="paragraph" draw:z-index="33" draw:name="Forme25" draw:style-name="gr2" draw:text-style-name="P42" svg:x1="2.535cm" svg:y1="0.217cm" svg:x2="3.285cm" svg:y2="0.194cm"><text:p/></draw:line><draw:line text:anchor-type="paragraph" draw:z-index="34" draw:name="Forme26" draw:style-name="gr2" draw:text-style-name="P42" svg:x1="3.396cm" svg:y1="0.194cm" svg:x2="3.373cm" svg:y2="4.516cm"><text:p/></draw:line><draw:path text:anchor-type="paragraph" draw:z-index="45" draw:name="Forme37" draw:style-name="gr21" draw:text-style-name="P42" svg:width="6.369cm" svg:height="2.223cm" draw:transform="rotate (-2.74836997311547) translate (15.2047222222222cm 0.149930555555543cm)" svg:viewBox="0 0 6370 2224" svg:d="M0 0c3987 0 6370 2224 6370 2224"><text:p/></draw:path><text:span text:style-name="T1">T1 lock(Y,E)</text:span></text:p>
      <text:p text:style-name="P29"><draw:line text:anchor-type="paragraph" draw:z-index="23" draw:name="Forme15" draw:style-name="gr20" draw:text-style-name="P42" svg:x1="2.514cm" svg:y1="0.303cm" svg:x2="2.734cm" svg:y2="0.28cm"><text:p/></draw:line><draw:path text:anchor-type="paragraph" draw:z-index="43" draw:name="Forme35" draw:style-name="gr21" draw:text-style-name="P42" svg:width="4.796cm" svg:height="2.031cm" draw:transform="rotate (-1.85057260588959) translate (15.8361944444445cm 0.151694444444444cm)" svg:viewBox="0 0 4797 2032" svg:d="M0 0c2944 0 4797 2032 4797 2032"><text:p/></draw:path><draw:path text:anchor-type="paragraph" draw:z-index="44" draw:name="Forme36" draw:style-name="gr21" draw:text-style-name="P42" svg:width="4.407cm" svg:height="2.223cm" draw:transform="rotate (-1.32871915954328) translate (10.0787230255656cm -0.178523192970909cm)" svg:viewBox="0 0 4408 2224" svg:d="M0 2224c3481 0 4408-2224 4408-2224"><text:p/></draw:path><draw:path text:anchor-type="paragraph" draw:z-index="46" draw:name="Forme38" draw:style-name="gr21" draw:text-style-name="P42" svg:width="4.284cm" svg:height="2.323cm" draw:transform="rotate (-2.85047173435714) translate (16.0145938104899cm 2.2860104479757cm)" svg:viewBox="0 0 4285 2324" svg:d="M0 2324c3442 0 4285-2318 4265-2324l20 6"><text:p/></draw:path><text:span text:style-name="T1">T1 unlock(X)</text:span></text:p>
      <text:p text:style-name="P29"><draw:line text:anchor-type="paragraph" draw:z-index="24" draw:name="Forme16" draw:style-name="gr20" draw:text-style-name="P42" svg:x1="2.491cm" svg:y1="0.235cm" svg:x2="2.779cm" svg:y2="0.235cm"><text:p/></draw:line><draw:line text:anchor-type="paragraph" draw:z-index="25" draw:name="Forme17" draw:style-name="gr20" draw:text-style-name="P42" svg:x1="2.887cm" svg:y1="0.258cm" svg:x2="2.887cm" svg:y2="1.293cm"><text:p/></draw:line><draw:frame text:anchor-type="paragraph" draw:z-index="51" draw:name="Forme40" draw:style-name="gr22" draw:text-style-name="P41" svg:width="0.835cm" svg:height="0.489cm" svg:x="11.074cm" svg:y="0.159cm"><draw:text-box><text:p>Y</text:p></draw:text-box></draw:frame><text:span text:style-name="T1">T2 lock(X,E)</text:span></text:p>
      <text:p text:style-name="P29"><draw:line text:anchor-type="paragraph" draw:z-index="38" draw:name="Forme27" draw:style-name="gr6" draw:text-style-name="P42" svg:x1="3.99cm" svg:y1="0.277cm" svg:x2="2.558cm" svg:y2="0.277cm"><text:p/></draw:line><text:span text:style-name="T1">T2 unlock(Z)</text:span></text:p>
      <text:p text:style-name="P29"><draw:line text:anchor-type="paragraph" draw:z-index="26" draw:name="Forme18" draw:style-name="gr20" draw:text-style-name="P42" svg:x1="2.888cm" svg:y1="0.319cm" svg:x2="2.535cm" svg:y2="0.342cm"><text:p/></draw:line><draw:frame text:anchor-type="paragraph" draw:z-index="52" draw:name="Forme40" draw:style-name="gr22" draw:text-style-name="P41" svg:width="0.835cm" svg:height="0.489cm" svg:x="12.397cm" svg:y="0.411cm"><draw:text-box><text:p>Z</text:p></draw:text-box></draw:frame><text:span text:style-name="T1">T2 unlock(X)</text:span></text:p>
      <text:p text:style-name="P29"><draw:line text:anchor-type="paragraph" draw:z-index="27" draw:name="Forme19" draw:style-name="gr20" draw:text-style-name="P42" svg:x1="2.514cm" svg:y1="0.362cm" svg:x2="2.8cm" svg:y2="0.362cm"><text:p/></draw:line><draw:line text:anchor-type="paragraph" draw:z-index="28" draw:name="Forme20" draw:style-name="gr20" draw:text-style-name="P42" svg:x1="2.799cm" svg:y1="0.362cm" svg:x2="2.778cm" svg:y2="1.244cm"><text:p/></draw:line><draw:frame text:anchor-type="paragraph" draw:z-index="49" draw:name="Forme40" draw:style-name="gr22" draw:text-style-name="P41" svg:width="0.835cm" svg:height="0.489cm" svg:x="8.124cm" svg:y="0.342cm"><draw:text-box><text:p>X</text:p></draw:text-box></draw:frame><draw:frame text:anchor-type="paragraph" draw:z-index="50" draw:name="Forme40" draw:style-name="gr22" draw:text-style-name="P41" svg:width="0.835cm" svg:height="0.489cm" svg:x="15.002cm" svg:y="0.123cm"><draw:text-box><text:p>X</text:p></draw:text-box></draw:frame><text:span text:style-name="T1">T3 lock(X,E)</text:span></text:p>
      <text:p text:style-name="P29"><draw:line text:anchor-type="paragraph" draw:z-index="39" draw:name="Forme28" draw:style-name="gr6" draw:text-style-name="P42" svg:x1="2.602cm" svg:y1="0.294cm" svg:x2="3.946cm" svg:y2="0.25cm"><text:p/></draw:line><draw:line text:anchor-type="paragraph" draw:z-index="40" draw:name="Forme29" draw:style-name="gr6" draw:text-style-name="P42" svg:x1="4.078cm" svg:y1="0.25cm" svg:x2="3.946cm" svg:y2="1.374cm"><text:p/></draw:line><text:span text:style-name="T1">T3 lock(Z,E)</text:span></text:p>
      <text:p text:style-name="P29"><draw:line text:anchor-type="paragraph" draw:z-index="29" draw:name="Forme21" draw:style-name="gr20" draw:text-style-name="P42" svg:x1="2.778cm" svg:y1="0.27cm" svg:x2="2.579cm" svg:y2="0.249cm"><text:p/></draw:line><text:span text:style-name="T1">T3 unlock(X)</text:span></text:p>
      <text:p text:style-name="P29"><draw:custom-shape text:anchor-type="paragraph" draw:z-index="20" draw:name="Forme12" draw:style-name="gr19" draw:text-style-name="P42" svg:width="1.17cm" svg:height="1.17cm" svg:x="11.245cm" svg:y="0.289cm"><text:p text:style-name="P42">T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1" draw:name="Forme33" draw:style-name="gr6" draw:text-style-name="P42" svg:x1="3.792cm" svg:y1="0.379cm" svg:x2="2.69cm" svg:y2="0.335cm"><text:p/></draw:line><text:span text:style-name="T1">T3 unlock(Z)</text:span></text:p>
      <text:p text:style-name="P29"><draw:line text:anchor-type="paragraph" draw:z-index="35" draw:name="Forme30" draw:style-name="gr2" draw:text-style-name="P42" svg:x1="3.307cm" svg:y1="0.31cm" svg:x2="2.822cm" svg:y2="0.266cm"><text:p/></draw:line><text:span text:style-name="T1">T1 unlock(Y)</text:span></text:p>
      <text:p text:style-name="P40"><text:span text:style-name="T1">La technique de verrouillage à deux phases : </text:span></text:p>
      <text:p text:style-name="P30"><text:span text:style-name="T1"/></text:p>
      <text:p text:style-name="P30"><text:span text:style-name="T1">Elle consiste, pour une transaction, à ne plus poser de verrous dès que la transaction a relâcher un verrou</text:span></text:p>
      <text:p text:style-name="P30"><draw:line text:anchor-type="paragraph" draw:z-index="53" draw:name="Forme41" draw:style-name="gr2" draw:text-style-name="P42" svg:x1="0.309cm" svg:y1="0.131cm" svg:x2="0.309cm" svg:y2="1.83cm"><text:p/></draw:line><draw:line text:anchor-type="paragraph" draw:z-index="56" draw:name="Forme44" draw:style-name="gr2" draw:text-style-name="P42" svg:x1="1.365cm" svg:y1="1.342cm" svg:x2="2.247cm" svg:y2="0.312cm"><text:p/></draw:line><draw:line text:anchor-type="paragraph" draw:z-index="57" draw:name="Forme45" draw:style-name="gr2" draw:text-style-name="P42" svg:x1="2.247cm" svg:y1="0.312cm" svg:x2="3.291cm" svg:y2="1.356cm"><text:p/></draw:line><text:span text:style-name="T1"/></text:p>
      <text:p text:style-name="P30"><draw:frame text:anchor-type="paragraph" draw:z-index="59" draw:name="Forme46" draw:style-name="gr23" draw:text-style-name="P41" svg:width="1.939cm" svg:height="0.309cm" svg:x="0.309cm" svg:y="0.12cm"><draw:text-box><text:p><text:span text:style-name="T21">pose de </text:span><text:span text:style-name="T21">verrou</text:span></text:p></draw:text-box></draw:frame><draw:frame text:anchor-type="paragraph" draw:z-index="60" draw:name="Forme46" draw:style-name="gr23" draw:text-style-name="P41" svg:width="1.939cm" svg:height="0.309cm" svg:x="2.616cm" svg:y="0.138cm"><draw:text-box><text:p><text:span text:style-name="T21">relâche </text:span><text:span text:style-name="T21">de </text:span><text:span text:style-name="T21">verrou</text:span></text:p></draw:text-box></draw:frame><text:span text:style-name="T1"/></text:p>
      <text:p text:style-name="P30"><draw:line text:anchor-type="paragraph" draw:z-index="55" draw:name="Forme43" draw:style-name="gr2" draw:text-style-name="P42" svg:x1="-0.018cm" svg:y1="0.369cm" svg:x2="1.365cm" svg:y2="0.369cm"><text:p/></draw:line><draw:line text:anchor-type="paragraph" draw:z-index="58" draw:name="Forme43" draw:style-name="gr2" draw:text-style-name="P42" svg:x1="3.276cm" svg:y1="0.369cm" svg:x2="4.659cm" svg:y2="0.369cm"><text:p/></draw:line><text:span text:style-name="T1"/></text:p>
      <text:p text:style-name="P30"><draw:line text:anchor-type="paragraph" draw:z-index="54" draw:name="Forme42" draw:style-name="gr2" draw:text-style-name="P42" svg:x1="0.309cm" svg:y1="0.369cm" svg:x2="6.747cm" svg:y2="0.369cm"><text:p/></draw:line><text:span text:style-name="T1"/></text:p>
      <text:p text:style-name="P30"><text:span text:style-name="T1">La technique de verrouillage à deux phases garantit qu’une exécution soit sérialisable.</text:span></text:p>
      <text:p text:style-name="P30"><text:span text:style-name="T1">Par contre, elle ne garantit pas que l’exécution soit vivace.</text:span></text:p>
      <text:p text:style-name="P30"><text:span text:style-name="T1"/></text:p>
      <text:p text:style-name="P31"><text:span text:style-name="T1">2 transactions qui accèdent aux données A et B</text:span></text:p>
      <text:p text:style-name="P31"><text:span text:style-name="T1"/></text:p>
      <text:p text:style-name="P31"><text:span text:style-name="T1">T1<text:tab/><text:tab/><text:tab/>T2</text:span></text:p>
      <text:p text:style-name="P31"><text:span text:style-name="T1">lock(A,E)<text:tab/><text:tab/>lock(B,E)</text:span></text:p>
      <text:p text:style-name="P31"><text:span text:style-name="T1">lock(B,E)<text:tab/><text:tab/>lock(A,E)</text:span></text:p>
      <text:p text:style-name="P31"><text:span text:style-name="T1">unlock(A)<text:tab/><text:tab/>unlock(A)</text:span></text:p>
      <text:p text:style-name="P31"><text:span text:style-name="T1">unlock(B)<text:tab/><text:tab/>unlock(B)</text:span></text:p>
      <text:p text:style-name="P31"><text:span text:style-name="T1"/></text:p>
      <text:p text:style-name="P32"><text:span text:style-name="T1">T1 lock(A,E)</text:span></text:p>
      <text:p text:style-name="P32"><text:span text:style-name="T1">T2 lock(B,E)</text:span></text:p>
      <text:p text:style-name="P32"><text:span text:style-name="T1">T1 lock(B,E) ---- (mise en attente)</text:span></text:p>
      <text:p text:style-name="P32"><text:span text:style-name="T1">T2 lock(A,E) ---- (mise en attente)</text:span></text:p>
      <text:p text:style-name="P32"><text:span text:style-name="T1"><text:tab/>Situation d’interblocage →</text:span><text:span text:style-name="T4"> Obligation de supprimer une transaction</text:span></text:p>
      <text:p text:style-name="P32"><text:span text:style-name="T4"/></text:p>
      <text:p text:style-name="P33"><text:span text:style-name="T1">Analyse de l’interblocage avant suppression.</text:span></text:p>
      <text:p text:style-name="P33"><text:span text:style-name="T1">→ graphe des attentes</text:span></text:p>
      <text:p text:style-name="P33"><text:span text:style-name="T1"/></text:p>
      <text:p text:style-name="P33"><text:span text:style-name="T1">Les sommets du graphe représentent les différentes transactions et un arc entre T</text:span><text:span text:style-name="T9">i</text:span><text:span text:style-name="T1"> et T</text:span><text:span text:style-name="T9">j</text:span><text:span text:style-name="T1"> indique que T</text:span><text:span text:style-name="T9">i</text:span><text:span text:style-name="T1"> attend un verrou de T</text:span><text:span text:style-name="T9">j</text:span><text:span text:style-name="T1"> </text:span></text:p>
      <text:p text:style-name="P33"><text:span text:style-name="T1"/></text:p>
      <text:p text:style-name="P33"><draw:custom-shape text:anchor-type="paragraph" draw:z-index="61" draw:name="Forme47" draw:style-name="gr24" draw:text-style-name="P42" svg:width="1.131cm" svg:height="1.154cm" svg:x="3.581cm" svg:y="0.875cm"><text:p text:style-name="P42">T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name="Forme47" draw:style-name="gr24" draw:text-style-name="P42" svg:width="1.131cm" svg:height="1.154cm" svg:x="6.828cm" svg:y="0.947cm"><text:p text:style-name="P42">T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text:anchor-type="paragraph" draw:z-index="63" draw:name="Forme48" draw:style-name="gr21" draw:text-style-name="P42" svg:width="0.834cm" svg:height="1.198cm" draw:transform="skewX (-0.663748714533443) rotate (0.585732496969297) translate (4.71134722222222cm 0.913138768464994cm)" svg:viewBox="0 0 835 1199" svg:d="M0 0c1066 1 808 1199 808 1199"><text:p/></draw:path><draw:path text:anchor-type="paragraph" draw:z-index="64" draw:name="Forme49" draw:style-name="gr21" draw:text-style-name="P42" svg:width="1.809cm" svg:height="1.433cm" draw:transform="rotate (-2.45009320394964) translate (6.947958334705cm 2.10079166832356cm)" svg:viewBox="0 0 1810 1434" svg:d="M0 0c1624 0 1810 1434 1810 1434"><text:p/></draw:path><text:span text:style-name="T1">Un cycle indique un interblocage </text:span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4"><text:span text:style-name="T1">En fonction du graphe des attentes, on choisit une transaction à annuler.</text:span></text:p>
      <text:p text:style-name="P13"><text:span text:style-name="T16">Le choix de la transaction à annuler dépend :</text:span></text:p>
      <text:list xml:id="list2308157564" text:style-name="L2">
        <text:list-item>
          <text:p text:style-name="P14"><text:span text:style-name="T16">du coût d’annulation de la transaction</text:span></text:p>
        </text:list-item>
        <text:list-item text:start-value="1">
          <text:p text:style-name="P35"><text:span text:style-name="T15">du nombre d’interblocage dans lesquels elle est impliqué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3:35:03.103607208</meta:creation-date>
    <dc:date>2018-10-19T15:59:06.304860332</dc:date>
    <meta:editing-duration>PT1H8M1S</meta:editing-duration>
    <meta:editing-cycles>18</meta:editing-cycles>
    <meta:generator>LibreOffice/6.0.6.2$Linux_X86_64 LibreOffice_project/00m0$Build-2</meta:generator>
    <meta:document-statistic meta:table-count="0" meta:image-count="0" meta:object-count="0" meta:page-count="5" meta:paragraph-count="144" meta:word-count="778" meta:character-count="4705" meta:non-whitespace-character-count="3967"/>
  </office:meta>
</office:document-meta>
</file>